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ec80" officeooo:paragraph-rsid="0004ec80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4ec80" officeooo:paragraph-rsid="0004ec8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6382e" officeooo:paragraph-rsid="0006382e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uctive Reasoning</text:p>
      <text:list xml:id="list6397248102222669610" text:style-name="L1">
        <text:list-item>
          <text:p text:style-name="P2">In deductive arguments, conclusions must be true if premises are true</text:p>
        </text:list-item>
        <text:list-item>
          <text:p text:style-name="P2">Not the case with inductive arguments – conclusion is probability true baased on the evidence</text:p>
        </text:list-item>
        <text:list-item>
          <text:p text:style-name="P2">Most reasoning is inductive and most generalizations are based on inductive reasoning</text:p>
        </text:list-item>
        <text:list-item>
          <text:p text:style-name="P2">useful in everyday life but has limits because there are no rules to define validity; cannot prove or disprove based on a formula.</text:p>
        </text:list-item>
        <text:list-item>
          <text:p text:style-name="P2">In inductive reasoning, it is important to avoid <text:span text:style-name="T1">formal fallicies</text:span></text:p>
          <text:list>
            <text:list-item>
              <text:p text:style-name="P2">Hasty generalization – Conclusion based on an insufficient number of observations</text:p>
            </text:list-item>
            <text:list-item>
              <text:p text:style-name="P2">Forgetful induction – Failing to take into account all relevant information.</text:p>
            </text:list-item>
            <text:list-item>
              <text:p text:style-name="P2">False cause – since one condition was present before another, it must be the cause.</text:p>
            </text:list-item>
          </text:list>
        </text:list-item>
        <text:list-item>
          <text:p text:style-name="P2">Informal fallacies – Not based on form but based on use of language</text:p>
          <text:list>
            <text:list-item>
              <text:p text:style-name="P2">Fallacies of relevance – Use of emotion, appeal to authoriy, begging the question</text:p>
            </text:list-item>
            <text:list-item>
              <text:p text:style-name="P2">Fallacies of ambiguity – using words unclearly: I was told to serve a detention on Monday (possibility of either “I was told that I would serve a detention Monday” or “I was told Monday that I would serve a detention at some time.”)</text:p>
              <text:list>
                <text:list-item>
                  <text:p text:style-name="P2">Ephasizing a certain word or expression that is meant to mislead. Often used in advertising</text:p>
                </text:list-item>
                <text:list-item>
                  <text:p text:style-name="P2">Attributing the characteristics of the whole to one or more parts. Since it is a good class, every student in the class must be a good student.</text:p>
                </text:list-item>
              </text:list>
            </text:list-item>
          </text:list>
        </text:list-item>
      </text:list>
      <text:p text:style-name="P3">p. 66-67 – Create one example of each formal fallacy.</text:p>
      <text:p text:style-name="P3">p. 68 – Create two examples of each informal falla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12:13:42.395617615</meta:creation-date>
    <dc:date>2013-10-16T16:04:49.162911371</dc:date>
    <meta:editing-duration>PT2M32S</meta:editing-duration>
    <meta:editing-cycles>1</meta:editing-cycles>
    <meta:document-statistic meta:table-count="0" meta:image-count="0" meta:object-count="0" meta:page-count="1" meta:paragraph-count="16" meta:word-count="245" meta:character-count="1434" meta:non-whitespace-character-count="1209"/>
    <meta:generator>LibreOffice/4.1.2.3$Linux_X86_64 LibreOffice_project/410m0$Build-3</meta:generator>
  </office:meta>
</office:document-meta>
</file>